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 office:version="1.2">
  <office:automatic-styles>
    <style:style style:name="P1" style:family="paragraph">
      <style:paragraph-properties style:master-page-name="Standard1"/>
      <style:text-properties fo:color="#000000" fo:font-family="Sans Serif" fo:font-size="12.000000000000000pt"/>
    </style:style>
    <style:style style:name="P2" style:family="paragraph">
      <style:text-properties fo:color="#000000" fo:font-family="Sans Serif" fo:font-size="12.000000000000000pt"/>
    </style:style>
    <style:style style:name="P3" style:family="paragraph"/>
  </office:automatic-styles>
  <office:body>
    <office:text>
      <text:tracked-changes/>
      <text:page-sequence>
        <text:page text:master-page-name="Standard1"/>
        <text:page text:master-page-name="Standard1"/>
      </text:page-sequence>
      <text:p text:style-name="P1">Archivos Auxiliares</text:p>
      <text:p text:style-name="P2"/>
      <text:p text:style-name="P2">*Nombre del archivo: .lock_invonio_corriendo</text:p>
      <text:p text:style-name="P2"/>
      <text:p text:style-name="P2">En su interior se guarda el PID del proceso invonio que se ejecutó.</text:p>
      <text:p text:style-name="P2"/>
      <text:p text:style-name="P2"/>
      <text:p text:style-name="P2">*Nombre del archivo: .lock_invreci_corriendo</text:p>
      <text:p text:style-name="P2"/>
      <text:p text:style-name="P2">En su interior se guarda el PID del proceso invreci que se ejecutó.</text:p>
      <text:p text:style-name="P2"/>
      <text:p text:style-name="P2">*Nombre del archivo: .lock_remioc_corriendo</text:p>
      <text:p text:style-name="P2"/>
      <text:p text:style-name="P2">En su interior se guarda el PID del proceso remioc que se ejecutó.</text:p>
      <text:p text:style-name="P2"/>
      <text:p text:style-name="P2"/>
      <text:p text:style-name="P2">*Justificación del uso de los archivos de lock en general:<text:s/></text:p>
      <text:p text:style-name="P2"/>
      <text:p text:style-name="P2">Es un archivo de lock que se utiliza para saber si ya se encuentra en ejecución el comando invonio en ese momento, para ello se valida la existencia de dicho archivo y al finalizar el proceso se lo elimina para permitir que se pueda correr nuevamente.</text:p>
      <text:p text:style-name="P2"/>
      <text:p text:style-name="P2">*Justificación del uso del archivo .lock_invonio_corriendo en particular</text:p>
      <text:p text:style-name="P2"/>
      <text:p text:style-name="P2">En especial el archivo .lock_invonio_corriendo utiliza el PID para luego desde la funcion ./stopinvonio puede realizarse un SIGTERM sobre el proceso invonio que se inicializó anteriormente.</text:p>
      <text:p text:style-name="P2"/>
      <text:p text:style-name="P2">*Nombre del archivo: sobrante.sob</text:p>
      <text:p text:style-name="P2"><text:s/></text:p>
      <text:p text:style-name="P2">Cuando sobran productos, se guardan los datos en un archivo /$grupo/sobrantes/sobrante.sob/.<text:s/></text:p>
      <text:p text:style-name="P2"/>
      <text:p text:style-name="P2">-Formato de registros:</text:p>
      <text:p text:style-name="P2"/>
      <text:p text:style-name="P2"/>
      <table:table>
        <table:table-column/>
        <table:table-column/>
        <table:table-row>
          <table:table-cell rowSpan="1" columnSpan="1">
            <text:p text:style-name="P3">Campo<text:tab/></text:p>
          </table:table-cell>
          <table:table-cell rowSpan="1" columnSpan="1">
            <text:p text:style-name="P3">Descripcion</text:p>
          </table:table-cell>
        </table:table-row>
        <table:table-row>
          <table:table-cell rowSpan="1" columnSpan="1">
            <text:p text:style-name="P3"/>
          </table:table-cell>
          <table:table-cell rowSpan="1" columnSpan="1">
            <text:p text:style-name="P3"/>
          </table:table-cell>
        </table:table-row>
        <table:table-row>
          <table:table-cell rowSpan="1" columnSpan="1">
            <text:p text:style-name="P3">Número de orden de compra<text:tab/></text:p>
          </table:table-cell>
          <table:table-cell rowSpan="1" columnSpan="1">
            <text:p text:style-name="P3">6 caracteres</text:p>
          </table:table-cell>
        </table:table-row>
        <table:table-row>
          <table:table-cell rowSpan="1" columnSpan="1">
            <text:p text:style-name="P3">Código de producto a entregar</text:p>
          </table:table-cell>
          <table:table-cell rowSpan="1" columnSpan="1">
            <text:p text:style-name="P3">10 caracteres</text:p>
          </table:table-cell>
        </table:table-row>
        <table:table-row>
          <table:table-cell rowSpan="1" columnSpan="1">
            <text:p text:style-name="P3">Cantidad sobrante</text:p>
          </table:table-cell>
          <table:table-cell rowSpan="1" columnSpan="1">
            <text:p text:style-name="P3">Numérico, mayor que cero</text:p>
          </table:table-cell>
        </table:table-row>
        <table:table-row>
          <table:table-cell rowSpan="1" columnSpan="1">
            <text:p text:style-name="P3">Usuario de grabación</text:p>
          </table:table-cell>
          <table:table-cell rowSpan="1" columnSpan="1">
            <text:p text:style-name="P3">N caracteres. Usuario que graba el registro</text:p>
          </table:table-cell>
        </table:table-row>
        <table:table-row>
          <table:table-cell rowSpan="1" columnSpan="1">
            <text:p text:style-name="P3">Fecha y hora de grabación</text:p>
          </table:table-cell>
          <table:table-cell rowSpan="1" columnSpan="1">
            <text:p text:style-name="P3">N caracteres. Fecha y hora de grabación de registro</text:p>
          </table:table-cell>
        </table:table-row>
        <table:table-row>
          <table:table-cell rowSpan="1" columnSpan="1">
            <text:p text:style-name="P3"/>
          </table:table-cell>
          <table:table-cell rowSpan="1" columnSpan="1">
            <text:p text:style-name="P3"/>
          </table:table-cell>
        </table:table-row>
      </table:table>
      <text:p text:style-name="P3"/>
      <text:p text:style-name="P2">*Justificación de su uso</text:p>
      <text:p text:style-name="P2"/>
      <text:p text:style-name="P2">Se utiliza para resguardar los registros que no tienen un lugar donde registrarse para de este modo evitar perder la información correspondiente a los mismos.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 office:version="1.2">
  <office:styles>
    <style:default-style style:family="paragraph"/>
    <style:style style:name="Alphabetical_20List" style:display-name="Alphabetical List" style:family="paragraph" style:list-style-name="Numbering_20Style_20for_20Alphabetical_20List">
      <style:text-properties fo:font-size="12.000000000000000pt"/>
    </style:style>
    <style:style style:name="Document_20Title" style:display-name="Document Title" style:family="paragraph" style:next-style-name="Standard">
      <style:paragraph-properties fo:text-align="center"/>
      <style:text-properties fo:font-size="24.000000000000000pt" fo:font-weight="bold"/>
    </style:style>
    <style:style style:name="Bullet_20List" style:display-name="Bullet List" style:family="paragraph" style:list-style-name="Numbering_20Style_20for_20Bullet_20List">
      <style:text-properties fo:font-size="12.000000000000000pt"/>
    </style:style>
    <style:style style:name="Standard" style:display-name="Standard" style:family="paragraph">
      <style:text-properties fo:font-size="12.000000000000000pt"/>
    </style:style>
    <style:style style:name="Head_201" style:display-name="Head 1" style:family="paragraph" style:list-style-name="Numbering_20Style_20for_20Head_201" style:next-style-name="Standard">
      <style:text-properties fo:font-size="20.000000000000000pt" fo:font-weight="bold"/>
    </style:style>
    <style:style style:name="Enumerated_20List" style:display-name="Enumerated List" style:family="paragraph" style:list-style-name="Numbering_20Style_20for_20Enumerated_20List">
      <style:text-properties fo:font-size="12.000000000000000pt"/>
    </style:style>
    <style:style style:name="Head_202" style:display-name="Head 2" style:family="paragraph" style:list-style-name="Numbering_20Style_20for_20Head_202" style:next-style-name="Standard">
      <style:text-properties fo:font-size="16.000000000000000pt" fo:font-weight="bold"/>
    </style:style>
    <style:style style:name="Head_203" style:display-name="Head 3" style:family="paragraph" style:list-style-name="Numbering_20Style_20for_20Head_203" style:next-style-name="Standard">
      <style:text-properties fo:font-size="12.000000000000000pt" fo:font-weight="bold"/>
    </style:style>
    <text:list-style style:name="Numbering_20Style_20for_20Alphabetical_20List" style:display-name="Numbering Style for Alphabetical List">
      <text:list-level-style-number text:level="1" style:num-suffix=")" text:start-value="1" text:display-levels="1" style:num-format="a">
        <style:list-level-properties fo:text-align="start"/>
      </text:list-level-style-number>
    </text:list-style>
    <text:list-style style:name="Numbering_20Style_20for_20Bullet_20List" style:display-name="Numbering Style for Bullet List">
      <text:list-level-style-bullet text:level="1" text:bullet-char="●">
        <style:list-level-properties fo:text-align="start"/>
      </text:list-level-style-bullet>
    </text:list-style>
    <text:list-style style:name="Numbering_20Style_20for_20Head_201" style:display-name="Numbering Style for Head 1">
      <text:list-level-style-number text:level="1" style:num-suffix="." text:start-value="1" text:display-levels="1" style:num-format="1">
        <style:list-level-properties fo:text-align="start"/>
      </text:list-level-style-number>
    </text:list-style>
    <text:list-style style:name="Numbering_20Style_20for_20Enumerated_20List" style:display-name="Numbering Style for Enumerated List">
      <text:list-level-style-number text:level="1" style:num-suffix="." text:start-value="1" text:display-levels="1" style:num-format="1">
        <style:list-level-properties fo:text-align="start"/>
      </text:list-level-style-number>
    </text:list-style>
    <text:list-style style:name="Numbering_20Style_20for_20Head_202" style:display-name="Numbering Style for Head 2">
      <text:list-level-style-number text:level="2" style:num-suffix="." text:start-value="1" text:display-levels="2" style:num-format="1">
        <style:list-level-properties fo:text-align="start"/>
      </text:list-level-style-number>
    </text:list-style>
    <text:list-style style:name="Numbering_20Style_20for_20Head_203" style:display-name="Numbering Style for Head 3">
      <text:list-level-style-number text:level="3" style:num-suffix="." text:start-value="1" text:display-levels="3" style:num-format="1">
        <style:list-level-properties fo:text-align="start"/>
      </text:list-level-style-number>
    </text:list-style>
  </office:styles>
  <office:automatic-styles>
    <style:page-layout style:name="pm1" style:page-usage="all">
      <style:page-layout-properties fo:margin-bottom="42.000000000000000pt" fo:margin-left="57.000000000000000pt" fo:margin-right="57.000000000000000pt" fo:margin-top="42.000000000000000pt" fo:page-height="841.890999999999963pt" fo:page-width="595.277000000000044pt" style:print-orientation="portrait">
    
   </style:page-layout-properties>
    </style:page-layout>
    <style:page-layout style:name="pm2" style:page-usage="all">
      <style:page-layout-properties fo:margin-bottom="56.693011599999998pt" fo:margin-left="56.693011599999998pt" fo:margin-right="56.693011599999998pt" fo:margin-top="56.693011599999998pt" fo:page-height="841.891222259999950pt" fo:page-width="595.276621799999930pt" style:print-orientation="portrait">
    
   </style:page-layout-properties>
    </style:page-layout>
  </office:automatic-styles>
  <office:master-styles>
    <style:master-page style:name="Standard1" style:page-layout-name="pm1"/>
    <style:master-page style:name="Standard2" style:page-layout-name="pm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1.2</meta:generator>
    <dc:title/>
    <meta:initial-creator>Unknown</meta:initial-creator>
    <meta:editing-cycles>1</meta:editing-cycles>
    <dc:date>2010-05-07T17:01:51</dc:date>
    <meta:creation-date>2008-08-22T11:41:04</meta:creation-date>
    <dc:creator>Guido</dc:creator>
  </office:meta>
</office:document-meta>
</file>